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Salaire</text:p>
          </table:table-cell>
          <table:table-cell office:value-type="string" calcext:value-type="string">
            <text:p>SurProjet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Impots</text:p>
          </table:table-cell>
          <table:table-cell office:value-type="string" calcext:value-type="string">
            <text:p>Avec Impots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Titouan N</text:p>
          </table:table-cell>
          <table:table-cell office:value-type="float" office:value="600" calcext:value-type="float">
            <text:p>600</text:p>
          </table:table-cell>
          <table:table-cell table:formula="of:=[.B2]*[.B8]" office:value-type="float" office:value="9600" calcext:value-type="float">
            <text:p>9600</text:p>
          </table:table-cell>
          <table:table-cell table:formula="of:=[.C2]+[.C3]+[.C4]" office:value-type="float" office:value="26400" calcext:value-type="float">
            <text:p>26400</text:p>
          </table:table-cell>
          <table:table-cell table:number-columns-repeated="3"/>
          <table:table-cell table:formula="of:=[.D2]+[.B16]+[.B13]+[.B23]+[.B27]+[.B32]" office:value-type="float" office:value="31098.0867296" calcext:value-type="float">
            <text:p>31098,0867296</text:p>
          </table:table-cell>
          <table:table-cell table:style-name="ce2" office:value-type="percentage" office:value="0.15" calcext:value-type="percentage">
            <text:p>15,00 %</text:p>
          </table:table-cell>
          <table:table-cell table:style-name="ce2" office:value-type="percentage" office:value="0.31" calcext:value-type="percentage">
            <text:p>31,00 %</text:p>
          </table:table-cell>
          <table:table-cell table:formula="of:=[.H2]+([.H2]*[.J2])" office:value-type="float" office:value="40738.493615776" calcext:value-type="float">
            <text:p>40738,493615776</text:p>
          </table:table-cell>
          <table:table-cell table:formula="of:=[.K2]+([.I2]*[.K2])" office:value-type="float" office:value="46849.2676581424" calcext:value-type="float">
            <text:p>46849,2676581424</text:p>
          </table:table-cell>
        </table:table-row>
        <table:table-row table:style-name="ro1">
          <table:table-cell office:value-type="string" calcext:value-type="string">
            <text:p>Titouan M</text:p>
          </table:table-cell>
          <table:table-cell office:value-type="float" office:value="500" calcext:value-type="float">
            <text:p>500</text:p>
          </table:table-cell>
          <table:table-cell table:formula="of:=[.B3]*[.B8]" office:value-type="float" office:value="8000" calcext:value-type="float">
            <text:p>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lien O</text:p>
          </table:table-cell>
          <table:table-cell office:value-type="float" office:value="550" calcext:value-type="float">
            <text:p>550</text:p>
          </table:table-cell>
          <table:table-cell table:formula="of:=[.B4]*[.B8]" office:value-type="float" office:value="8800" calcext:value-type="float">
            <text:p>8800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bJours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0.1893" calcext:value-type="float">
            <text:p>0,18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 PC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so PC</text:p>
          </table:table-cell>
          <table:table-cell office:value-type="float" office:value="1.6438" calcext:value-type="float">
            <text:p>1,6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PC</text:p>
          </table:table-cell>
          <table:table-cell table:formula="of:= [.B10] * ([.B8]*[.B11]*[.B12])*30" office:value-type="float" office:value="448.0867296" calcext:value-type="float">
            <text:p>448,086729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ut Locaux (Mois)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ut Achat Serveur</text:p>
          </table:table-cell>
          <table:table-cell office:value-type="float" office:value="9000" calcext:value-type="float">
            <text:p>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maintenance Serveur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urs maintenance Serveur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Maintenance</text:p>
          </table:table-cell>
          <table:table-cell table:formula="of:=[.B21]*[.B22]"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b Fois Maintenanc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maintenance PC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 Total Maintenance</text:p>
          </table:table-cell>
          <table:table-cell table:formula="of:=[.B26]*[.B11]*[.B25]" office:value-type="float" office:value="1800" calcext:value-type="float">
            <text:p>18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out ménage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urs ménag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ménage</text:p>
          </table:table-cell>
          <table:table-cell table:formula="of:=[.B30]*[.B31]" office:value-type="float" office:value="450" calcext:value-type="float">
            <text:p>45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09:23:33.366607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0:20:06.932233049</meta:creation-date>
    <dc:date>2022-04-15T10:45:43.868578969</dc:date>
    <meta:editing-duration>PT1H24M29S</meta:editing-duration>
    <meta:editing-cycles>17</meta:editing-cycles>
    <meta:generator>LibreOffice/7.0.4.2$Linux_X86_64 LibreOffice_project/00$Build-2</meta:generator>
    <meta:document-statistic meta:table-count="1" meta:cell-count="55" meta:object-count="0"/>
  </office:meta>
</office:document-meta>
</file>